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faq"/>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Home-Family</text:p>
          </table:table-cell>
          <table:table-cell office:value-type="string">
            <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cell office:value-type="string">
            <text:p>TV-Entertainment</text:p>
          </table:table-cell>
          <table:table-cell office:value-type="string">
            <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cell office:value-type="string">
            <text:p>Personal services</text:p>
          </table:table-cell>
          <table:table-cell office:value-type="string">
            <text:p/>
          </table:table-cell>
        </table:table-row>
      </table:table>
      <table:table table:name="smartlifecat">
        <table:table-row>
          <table:table-cell office:value-type="string">
            <text:p>Health-Wellness</text:p>
          </table:table-cell>
          <table:table-cell office:value-type="string">
            <text:p>Try the latest wearables. Find out how health and wellness can positively change your life. Free your desire to move. Share your results with friends. The future is smart.</text:p>
          </table:table-cell>
          <table:table-cell office:value-type="string">
            <text:p>http://hypproject.altervista.org/immagini/Smart%20Life/Polar-Loop-Blue-H7.jpg</text:p>
          </table:table-cell>
          <table:table-cell office:value-type="string">
            <text:p>http://hypproject.altervista.org/immagini/Smart%20Life/TIMrunning.png</text:p>
          </table:table-cell>
          <table:table-cell office:value-type="string">
            <text:p>http://hypproject.altervista.org/immagini/Smart%20Life/HS5.jpg</text:p>
          </table:table-cell>
        </table:table-row>
        <table:table-row>
          <table:table-cell office:value-type="string">
            <text:p>Home-Family</text:p>
          </table:table-cell>
          <table:table-cell office:value-type="string">
            <text:p>Smart Life also means a simpler and safer life. Also for your home and your loved ones.</text:p>
          </table:table-cell>
          <table:table-cell office:value-type="string">
            <text:p>http://hypproject.altervista.org/immagini/Smart%20Life/TIMhome.jpg</text:p>
          </table:table-cell>
          <table:table-cell office:value-type="string">
            <text:p>http://hypproject.altervista.org/immagini/Smart%20Life/TIMhome_connect.png</text:p>
          </table:table-cell>
          <table:table-cell office:value-type="string">
            <text:p>http://hypproject.altervista.org/immagini/Smart%20Life/TIMtag.jpg</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22T12:12:44</meta:creation-date>
  </office:meta>
</office:document-meta>
</file>